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55000000536511DA1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3.888cm" style:rel-column-width="14989*"/>
    </style:style>
    <style:style style:name="Tabelle1.B" style:family="table-column">
      <style:table-column-properties style:column-width="8.417cm" style:rel-column-width="32454*"/>
    </style:style>
    <style:style style:name="Tabelle1.C" style:family="table-column">
      <style:table-column-properties style:column-width="4.692cm" style:rel-column-width="18092*"/>
    </style:style>
    <style:style style:name="Tabel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c0c0c0"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5"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er">
      <style:text-properties fo:font-size="2pt" style:font-size-asian="2pt" style:font-size-complex="2pt"/>
    </style:style>
    <style:style style:name="P2" style:family="paragraph" style:parent-style-name="Table_20_Contents">
      <style:text-properties style:font-name="Verdana" fo:font-size="10pt" style:font-size-asian="10pt" style:font-size-complex="10pt"/>
    </style:style>
    <style:style style:name="P3" style:family="paragraph" style:parent-style-name="Table_20_Contents">
      <style:paragraph-properties fo:text-align="start" style:justify-single-word="false"/>
      <style:text-properties style:font-name="Verdana" fo:font-size="10pt" style:font-size-asian="10pt" style:font-size-complex="10pt"/>
    </style:style>
    <style:style style:name="P4" style:family="paragraph" style:parent-style-name="Table_20_Contents">
      <style:paragraph-properties fo:text-align="end" style:justify-single-word="false"/>
      <style:text-properties style:font-name="Verdana" fo:font-size="10pt" style:font-size-asian="10pt" style:font-size-complex="10pt"/>
    </style:style>
    <style:style style:name="P5" style:family="paragraph" style:parent-style-name="Table_20_Contents">
      <style:text-properties style:font-name="Verdana"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7" style:family="paragraph" style:parent-style-name="Table_20_Contents">
      <style:text-properties fo:color="#4c4c4c" style:font-name="Verdana" fo:font-size="10pt" fo:font-weight="bold" style:font-size-asian="10pt" style:font-weight-asian="bold" style:font-size-complex="10pt" style:font-weight-complex="bold"/>
    </style:style>
    <style:style style:name="P8" style:family="paragraph" style:parent-style-name="Table_20_Contents">
      <style:text-properties fo:color="#4c4c4c" style:font-name="Verdana" fo:font-size="10pt" style:font-size-asian="10pt" style:font-size-complex="10pt"/>
    </style:style>
    <style:style style:name="P9" style:family="paragraph" style:parent-style-name="Standard">
      <style:text-properties fo:font-size="2pt" style:font-size-asian="2pt" style:font-size-complex="2pt"/>
    </style:style>
    <style:style style:name="P10" style:family="paragraph" style:parent-style-name="Standard">
      <style:paragraph-properties fo:line-height="150%"/>
      <style:text-properties style:font-name="Verdana" fo:font-size="10pt" style:font-size-asian="10pt" style:font-size-complex="10pt"/>
    </style:style>
    <style:style style:name="P11" style:family="paragraph" style:parent-style-name="Standard">
      <style:paragraph-properties fo:line-height="150%"/>
      <style:text-properties style:font-name="Verdana" fo:font-size="10pt" fo:font-weight="bold" style:font-size-asian="10pt" style:font-weight-asian="bold" style:font-size-complex="10pt" style:font-weight-complex="bold"/>
    </style:style>
    <style:style style:name="P12" style:family="paragraph" style:parent-style-name="Standard">
      <style:paragraph-properties fo:line-height="150%"/>
      <style:text-properties style:font-name="Verdana" fo:font-size="10pt" fo:font-weight="normal" style:font-size-asian="10pt" style:font-weight-asian="normal" style:font-size-complex="10pt" style:font-weight-complex="normal"/>
    </style:style>
    <style:style style:name="P13" style:family="paragraph" style:parent-style-name="Standard">
      <style:paragraph-properties fo:line-height="150%"/>
      <style:text-properties style:font-name="Courier New" fo:font-size="10pt" fo:font-weight="normal" style:font-size-asian="10pt" style:font-weight-asian="normal" style:font-size-complex="10pt" style:font-weight-complex="normal"/>
    </style:style>
    <style:style style:name="P14" style:family="paragraph" style:parent-style-name="Footer">
      <style:paragraph-properties fo:text-align="end" style:justify-single-word="false"/>
    </style:style>
    <style:style style:name="P15" style:family="paragraph" style:parent-style-name="Standard">
      <style:paragraph-properties fo:line-height="150%" fo:break-before="page"/>
      <style:text-properties style:font-name="Verdana" fo:font-size="10pt" fo:font-weight="bold" style:font-size-asian="10pt" style:font-weight-asian="bold" style:font-size-complex="10pt" style:font-weight-complex="bold"/>
    </style:style>
    <style:style style:name="P16" style:family="paragraph" style:parent-style-name="Standard">
      <style:paragraph-properties fo:line-height="150%"/>
      <style:text-properties style:font-name="Courier New" fo:font-size="10pt" fo:font-weight="normal" style:font-size-asian="10pt" style:font-weight-asian="normal" style:font-size-complex="10pt" style:font-weight-complex="normal"/>
    </style:style>
    <style:style style:name="P17" style:family="paragraph" style:parent-style-name="Standard">
      <style:paragraph-properties fo:line-height="150%"/>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line-height="150%"/>
      <style:text-properties fo:color="#000000" style:font-name="Monospace"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 style:family="text">
      <style:text-properties fo:font-weight="normal" style:font-weight-asian="normal" style:font-weight-complex="normal"/>
    </style:style>
    <style:style style:name="T2" style:family="text">
      <style:text-properties fo:color="#ffb515"/>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Verdana" fo:font-size="10pt" style:font-size-asian="10pt" style:font-size-complex="10pt"/>
    </style:style>
    <style:style style:name="T5" style:family="text">
      <style:text-properties style:font-name="Verdana" fo:font-size="10pt" fo:font-style="italic" style:font-size-asian="10pt" style:font-style-asian="italic" style:font-size-complex="10pt" style:font-style-complex="italic"/>
    </style:style>
    <style:style style:name="T6" style:family="text">
      <style:text-properties style:font-name="Verdana" fo:font-size="10pt" fo:font-style="normal" style:font-size-asian="10pt" style:font-style-asian="normal" style:font-size-complex="10pt" style:font-style-complex="normal"/>
    </style:style>
    <style:style style:name="T7" style:family="text">
      <style:text-properties style:font-name="Verdana" fo:font-size="10pt" style:text-underline-style="solid" style:text-underline-width="auto" style:text-underline-color="font-color" style:font-size-asian="10pt" style:font-size-complex="10pt"/>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rePy XML-API</text:p>
      <text:p text:style-name="P10">Die streaPy XML-API bildet das Verbindungsstueck zwischen dem streaPy-Server und einer streaPy-GUI. Die API ermoeglicht es grafische Oberflaechen mit den unterschiedlichsten Technologien zu entwickeln. So ist eine normale Fensteranwendung genauso denkbar wie eine Weboberflaeche oder sogar ein Plugin fuer ein bereits vorhandenes Media-Programm.</text:p>
      <text:p text:style-name="P10"/>
      <text:p text:style-name="P11">Authentifizierung</text:p>
      <text:p text:style-name="P12">Bei der Entwicklung von streaPy wurde darauf wert gelegt, dass unter keinen Umstaenden persoenliche Daten, wie beispielsweise ein Passwort, ueber das Netzwerk verschickt werden.</text:p>
      <text:p text:style-name="P12">Aus diesem Grund verwendet streaPy ein aufwendiges aber sicheres Authentifizierungsverfahren.</text:p>
      <text:p text:style-name="P12">Vor jedem API-Request ueber die XML-API muss eine Anfrage erfolgen um einen sogenannten Authentifizierungs-Code und eine ID zu erhalten. Der Code ist mit dem Hash (md5) des Benutzerpasswortes zu verschluesseln (<text:span text:style-name="T2">Verschluesslungsmethode</text:span>). Der verschluesselte Code und die Authentifizierungs-Id muessen beim anschliessenden API-Request mitgesendet werden.</text:p>
      <text:p text:style-name="P10"/>
      <text:p text:style-name="P13">&lt;stxmlapireq&gt;</text:p>
      <text:p text:style-name="P13"><text:s text:c="4"/>&lt;authcoderequest&gt;Username<text:span text:style-name="T3">&lt;/authcoderequest&gt;</text:span></text:p>
      <text:p text:style-name="P13">&lt;/<text:span text:style-name="T3">stxmlapireq</text:span>&gt;</text:p>
      <text:p text:style-name="P13"/>
      <text:p text:style-name="P12">Die Antwort des Servers sieht wie folgt aus:</text:p>
      <text:p text:style-name="P13">&lt;stxmlapires&gt;</text:p>
      <text:p text:style-name="P13"><text:s text:c="4"/>&lt;auth&gt;</text:p>
      <text:p text:style-name="P13"><text:s text:c="8"/>&lt;authcode&gt;[Authentifizierungs-Code]&lt;/authcode&gt;</text:p>
      <text:p text:style-name="P13"><text:s text:c="8"/>&lt;authid&gt;Authentifizierungs-Id&lt;/authid&gt;</text:p>
      <text:p text:style-name="P13"><text:tab/> <text:s/>&lt;salt&gt;salt&lt;/salt&gt;</text:p>
      <text:p text:style-name="P13"><text:s text:c="4"/>&lt;/auth&gt;</text:p>
      <text:p text:style-name="P13">&lt;/<text:span text:style-name="T3">stxmlapires</text:span>&gt;</text:p>
      <text:p text:style-name="P13"/>
      <text:p text:style-name="P12">Um hoechstmoegliche Sicherheit zu gewaehrleisten, ist darauf zu achten, dass jeder Authentifizierungs-Code fuer nur einen einzigen API-Request gueltig ist, da andernfalls die Moeglichkeit des <text:span text:style-name="T2">Hijackings</text:span> gegeben <text:soft-page-break/>waere.</text:p>
      <text:p text:style-name="P10"/>
      <text:p text:style-name="P11"/>
      <text:p text:style-name="P15">API-Requests</text:p>
      <text:p text:style-name="P12">Ein API-Request ist ein textbasierter String, welcher vollstaendig auf XML beruht. <text:s/>Ein API-Request ist wie folgt aufgebaut:</text:p>
      <text:p text:style-name="P13"/>
      <text:p text:style-name="P13">&lt;<text:span text:style-name="T3">stxmlapireq</text:span>&gt;</text:p>
      <text:p text:style-name="P13"><text:s text:c="4"/>&lt;auth&gt;</text:p>
      <text:p text:style-name="P13"><text:s text:c="8"/>&lt;authuser&gt;[1]&lt;/<text:span text:style-name="T3">authuser</text:span>&gt;</text:p>
      <text:p text:style-name="P13"><text:s text:c="8"/>&lt;authcode&gt;[2]&lt;/authcode&gt;</text:p>
      <text:p text:style-name="P13"><text:s text:c="8"/>&lt;authid&gt;[3]&lt;/authid&gt;</text:p>
      <text:p text:style-name="P13"><text:s text:c="4"/>&lt;/auth&gt;</text:p>
      <text:p text:style-name="P13"><text:s text:c="4"/>&lt;request&gt;</text:p>
      <text:p text:style-name="P13"><text:s text:c="8"/>&lt;method&gt;[4]&lt;/method&gt;</text:p>
      <text:p text:style-name="P13"><text:s text:c="8"/>&lt;param name='[5]'&gt;[6]&lt;/param&gt;<text:span text:style-name="T3">[7]</text:span></text:p>
      <text:p text:style-name="P13"><text:s text:c="4"/>&lt;/request&gt;</text:p>
      <text:p text:style-name="P13">&lt;/<text:span text:style-name="T3">stxmlapireq</text:span>&gt;</text:p>
      <text:p text:style-name="P13"/>
      <text:p text:style-name="P12">[1] Benutzername des Benutzers</text:p>
      <text:p text:style-name="P12">[2] unverschluesselter Authentifizierungs-Code</text:p>
      <text:p text:style-name="P12">[3] Authentifizierung-Id vom Server</text:p>
      <text:p text:style-name="P12">[4] Request-Methode (<text:span text:style-name="T2">siehe „Request-Methoden“)</text:span></text:p>
      <text:p text:style-name="P12">[5] Name eines Parameters</text:p>
      <text:p text:style-name="P12">[6] Wert eines Parameters</text:p>
      <text:p text:style-name="P12">[7] Die Anzahl der Parameter ist unbeschraenkt. </text:p>
      <text:p text:style-name="P12"/>
      <text:p text:style-name="P11"/>
      <text:p text:style-name="P15">Request-Metho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5"/>
            </table:table-cell>
            <table:table-cell table:style-name="Tabelle1.A1" office:value-type="string">
              <text:p text:style-name="P5">Moegliche Parameter [Datentyp]</text:p>
            </table:table-cell>
            <table:table-cell table:style-name="Tabelle1.C1" office:value-type="string">
              <text:p text:style-name="P5">Beschreibung</text:p>
            </table:table-cell>
          </table:table-row>
        </table:table-header-rows>
        <table:table-row>
          <table:table-cell table:style-name="Tabelle1.A2" office:value-type="string">
            <text:p text:style-name="P5">getFileList</text:p>
          </table:table-cell>
          <table:table-cell table:style-name="Tabelle1.A2" office:value-type="string">
            <text:p text:style-name="P2"><text:span text:style-name="T5">from bzw. to [integer]:<text:line-break/></text:span><text:span text:style-name="T4">Legen eine maximale Anzahl an zurueckgebenen Datensaetzen fest.<text:line-break/><text:line-break/></text:span><text:span text:style-name="T5">sort [asc/desc] [default=asc]:</text:span><text:span text:style-name="T4"> <text:line-break/>Legt die Sortierungsreihenfolge fest (Absteigend /Aufsteigend).</text:span></text:p>
          </table:table-cell>
          <table:table-cell table:style-name="Tabelle1.C2" office:value-type="string">
            <text:p text:style-name="P2">Liefert eine (gefilterte) Liste mit den freigegebenen Dateien eines Benutzers.</text:p>
          </table:table-cell>
        </table:table-row>
        <table:table-row>
          <table:table-cell table:style-name="Tabelle1.A2" office:value-type="string">
            <text:p text:style-name="P5">getFileLink</text:p>
          </table:table-cell>
          <table:table-cell table:style-name="Tabelle1.A2" office:value-type="string">
            <text:p text:style-name="P2"><text:span text:style-name="T8">file_id [integer]:</text:span><text:line-break/>Id der Datei<text:line-break/><text:line-break/><text:span text:style-name="T8">usecount [integer] </text:span><text:span text:style-name="T5">[default=1]</text:span><text:span text:style-name="T8">:</text:span><text:line-break/>Legt fest, wie oft der generierte Link verwendet werden darf.</text:p>
          </table:table-cell>
          <table:table-cell table:style-name="Tabelle1.C2" office:value-type="string">
            <text:p text:style-name="P2">Generiert einen n mal gueltigen Link fuer eine Datei, mit dem diese Datei auf dem Streaming-Client verwendet werden kann.</text:p>
          </table:table-cell>
        </table:table-row>
        <table:table-row>
          <table:table-cell table:style-name="Tabelle1.A2" office:value-type="string">
            <text:p text:style-name="P5">getServerInfo</text:p>
          </table:table-cell>
          <table:table-cell table:style-name="Tabelle1.A2" office:value-type="string">
            <text:p text:style-name="P2">Derzeit nicht implementiert</text:p>
          </table:table-cell>
          <table:table-cell table:style-name="Tabelle1.C2" office:value-type="string">
            <text:p text:style-name="P2">Liefert Informationen zum Server, wie z.B. Auslastung, Version.<text:line-break/><text:span text:style-name="T9">Nur Administratoren!</text:span></text:p>
          </table:table-cell>
        </table:table-row>
        <table:table-row>
          <table:table-cell table:style-name="Tabelle1.A2" office:value-type="string">
            <text:p text:style-name="P7">setServerSettings</text:p>
          </table:table-cell>
          <table:table-cell table:style-name="Tabelle1.B5" office:value-type="string">
            <text:p text:style-name="P8"><text:span text:style-name="T8">server_ip </text:span><text:span text:style-name="T5">[string] [default=localhost]:</text:span><text:line-break/>Legt die IP fest, an den der Server gebunden ist.<text:line-break/><text:line-break/><text:span text:style-name="T8">server_port </text:span><text:span text:style-name="T5">[integer] [default=</text:span><text:span text:style-name="T5">3310</text:span><text:span text:style-name="T5">]:<text:line-break/></text:span><text:span text:style-name="T6">Legt den Port fest, den den Server gebunden ist.</text:span><text:line-break/><text:line-break/><text:span text:style-name="T8">server_docroot </text:span><text:span text:style-name="T5">[string]:</text:span><text:line-break/>Legt das Verzeichnis fest, in dem sich die zu streamenden Medien befinden.<text:line-break/><text:line-break/><text:span text:style-name="T8">server_bandwidth </text:span><text:span text:style-name="T5">[integer]:</text:span><text:line-break/>Legt eine maximale Geschwindigkeit des Streams <text:span text:style-name="T9">pro Client</text:span> fest (Kb/s).<text:line-break/><text:line-break/>server_max_clients <text:span text:style-name="T5">[integer]:<text:line-break/></text:span><text:span text:style-name="T6">Legt eine maximale Anzahl an Clients fest.</text:span></text:p>
          </table:table-cell>
          <table:table-cell table:style-name="Tabelle1.C2" office:value-type="string">
            <text:p text:style-name="P8">Veraendert die Einstellungen des Servers. Um die Einstellungen zu uebernehmen, muss der Server im Anschluss neu gestartet werden.<text:line-break/><text:span text:style-name="T7">Nur Administratoren!</text:span></text:p>
          </table:table-cell>
        </table:table-row>
        <table:table-row>
          <table:table-cell table:style-name="Tabelle1.A2" office:value-type="string">
            <text:p text:style-name="P5">doServerRestart</text:p>
          </table:table-cell>
          <table:table-cell table:style-name="Tabelle1.A2" office:value-type="string">
            <text:p text:style-name="P2"/>
          </table:table-cell>
          <table:table-cell table:style-name="Tabelle1.C2" office:value-type="string">
            <text:p text:style-name="P2">Startet den Server neu, wenn beispielsweise die IP-Adresse geaendert wurde.<text:line-break/><text:span text:style-name="T7">Nur Administratoren!</text:span></text:p>
          </table:table-cell>
        </table:table-row>
        <text:soft-page-break/>
        <table:table-row>
          <table:table-cell table:style-name="Tabelle1.A2" office:value-type="string">
            <text:p text:style-name="P7">addFileToShare</text:p>
          </table:table-cell>
          <table:table-cell table:style-name="Tabelle1.A2" office:value-type="string">
            <text:p text:style-name="P8"><text:span text:style-name="T5">path [string]:<text:line-break/>Pfad zur freizugebenen Datei auf dem Server</text:span><text:span text:style-name="T4"><text:line-break/><text:line-break/></text:span><text:span text:style-name="T5">allow_to_users [string] [default=any]:</text:span><text:span text:style-name="T4"><text:line-break/>Liste mit Benutzers, die diese Freigabe nutzen duerfen. Mehrere Benutzer durch Kommata trennen.</text:span><text:line-break/><text:line-break/><text:span text:style-name="T8">allow_to_groups </text:span><text:span text:style-name="T5">[string] [default=any]:</text:span><text:line-break/><text:span text:style-name="T4">Liste mit Gruppen, die diese Freigabe nutzen duerfen. Mehrere Gruppen durch Kommata trennen.</text:span></text:p>
          </table:table-cell>
          <table:table-cell table:style-name="Tabelle1.C2" office:value-type="string">
            <text:p text:style-name="P8">Fügt eine Datei zu den Freigaben hinzu.<text:line-break/><text:span text:style-name="T7">Nur Administratoren!</text:span></text:p>
          </table:table-cell>
        </table:table-row>
        <table:table-row>
          <table:table-cell table:style-name="Tabelle1.A2" office:value-type="string">
            <text:p text:style-name="P7">addDirToShare</text:p>
          </table:table-cell>
          <table:table-cell table:style-name="Tabelle1.A2" office:value-type="string">
            <text:p text:style-name="P8"><text:span text:style-name="T5">path [string]:<text:line-break/>Pfad zum freizugebenen Ordner auf dem Server</text:span><text:span text:style-name="T4"><text:line-break/><text:line-break/></text:span><text:span text:style-name="T5">allow_to_users [string] [default=any]:</text:span><text:span text:style-name="T4"><text:line-break/>Liste mit Benutzers, die diese Freigabe nutzen duerfen. Mehrere Benutzer durch Kommata trennen.</text:span><text:line-break/><text:line-break/><text:span text:style-name="T8">allow_to_groups </text:span><text:span text:style-name="T5">[string] [default=any]:</text:span><text:line-break/><text:span text:style-name="T4">Liste mit Gruppen, die diese Freigabe nutzen duerfen. Mehrere Gruppen durch Kommata trennen.</text:span></text:p>
          </table:table-cell>
          <table:table-cell table:style-name="Tabelle1.C2" office:value-type="string">
            <text:p text:style-name="P8">Fuegt ein komplettes Verzeichnis zu den Freigaben hinzu und ueberwacht diesen permanent auf Aenderungen.<text:line-break/><text:span text:style-name="T7">Nur Administratoren!</text:span></text:p>
          </table:table-cell>
        </table:table-row>
        <table:table-row>
          <table:table-cell table:style-name="Tabelle1.A2" office:value-type="string">
            <text:p text:style-name="P5">reloadShares</text:p>
          </table:table-cell>
          <table:table-cell table:style-name="Tabelle1.A2" office:value-type="string">
            <text:p text:style-name="P2"/>
          </table:table-cell>
          <table:table-cell table:style-name="Tabelle1.C2" office:value-type="string">
            <text:p text:style-name="P2">Durchsucht die freigegebenen Ordner nach neuen Dateien und fuegt diese automatisch hinzu</text:p>
          </table:table-cell>
        </table:table-row>
      </table:table>
      <text:p text:style-name="P12"/>
      <text:p text:style-name="P11">API-Response</text:p>
      <text:p text:style-name="P12">Die Antwort des Servers ist ebenefalls in einem reinen XML-Format und liefert je nach Request-Methode eine Antwort oder bei einem fehlerhaften Request eine Fehlermeldung zurueck.</text:p>
      <text:p text:style-name="P12"/>
      <text:p text:style-name="P18">&lt;stxmlapires&gt;</text:p>
      <text:p text:style-name="P18"><text:tab/>&lt;error&gt;Error MSG&lt;/error&gt;</text:p>
      <text:p text:style-name="P18">&lt;/stxmlapir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2" style:family="table">
      <style:table-properties style:width="16.999cm" table:align="margins"/>
    </style:style>
    <style:style style:name="Tabelle2.A" style:family="table-column">
      <style:table-column-properties style:column-width="3.298cm" style:rel-column-width="12717*"/>
    </style:style>
    <style:style style:name="Tabelle2.B" style:family="table-column">
      <style:table-column-properties style:column-width="10.402cm" style:rel-column-width="40105*"/>
    </style:style>
    <style:style style:name="Tabelle2.C" style:family="table-column">
      <style:table-column-properties style:column-width="3.297cm" style:rel-column-width="1271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left="none" fo:border-right="none" fo:border-top="0.002cm solid #000000" fo:border-bottom="0.002cm solid #000000"/>
    </style:style>
    <style:style style:name="Tabelle2.C1" style:family="table-cell">
      <style:table-cell-properties fo:padding="0.097cm" fo:border-left="none" fo:border-right="0.002cm solid #000000" fo:border-top="0.002cm solid #000000" fo:border-bottom="0.002cm solid #000000"/>
    </style:style>
    <style:style style:name="P1" style:family="paragraph" style:parent-style-name="Header">
      <style:text-properties fo:font-size="2pt" style:font-size-asian="2pt" style:font-size-complex="2pt"/>
    </style:style>
    <style:style style:name="P2" style:family="paragraph" style:parent-style-name="Table_20_Contents">
      <style:paragraph-properties fo:text-align="start" style:justify-single-word="false"/>
      <style:text-properties style:font-name="Verdana" fo:font-size="10pt" style:font-size-asian="10pt" style:font-size-complex="10pt"/>
    </style:style>
    <style:style style:name="P3"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style:font-name="Verdana" fo:font-size="10pt" style:font-size-asian="10pt" style:font-size-complex="10pt"/>
    </style:style>
    <style:style style:name="P5" style:family="paragraph" style:parent-style-name="Standard">
      <style:text-properties fo:font-size="2pt" style:font-size-asian="2pt" style:font-size-complex="2pt"/>
    </style:style>
    <style:style style:name="P6"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2">dqi04<text:line-break/>Tobias Hartwich</text:p>
              </table:table-cell>
              <table:table-cell table:style-name="Tabelle2.B1" office:value-type="string">
                <text:p text:style-name="P3">Programmier Praktikum<text:line-break/><text:span text:style-name="T1">StrePy-Api</text:span></text:p>
              </table:table-cell>
              <table:table-cell table:style-name="Tabelle2.C1" office:value-type="string">
                <text:p text:style-name="P4">Seite: <text:page-number text:select-page="current">4</text:page-number>/<text:page-count>5</text:page-count><text:line-break/>23.02.2005</text:p>
              </table:table-cell>
            </table:table-row>
          </table:table-header-rows>
        </table:table>
        <text:p text:style-name="P5"/>
      </style:header>
      <style:footer>
        <text:p text:style-name="P6"><draw:frame draw:style-name="fr1" draw:name="Grafik1" text:anchor-type="as-char" svg:width="1.212cm" svg:height="1.184cm" draw:z-index="4"><draw:image xlink:href="Pictures/1000000000000055000000536511DA1D.gif" xlink:type="simple" xlink:show="embed" xlink:actuate="onLoad"/></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9-11T18:48:26</meta:creation-date>
    <dc:date>2007-12-08T16:32:54</dc:date>
    <meta:editing-cycles>28</meta:editing-cycles>
    <meta:editing-duration>PT15H30M15S</meta:editing-duration>
    <meta:user-defined meta:name="Info 1"/>
    <meta:user-defined meta:name="Info 2"/>
    <meta:user-defined meta:name="Info 3"/>
    <meta:user-defined meta:name="Info 4"/>
    <meta:document-statistic meta:table-count="2" meta:image-count="1" meta:object-count="0" meta:page-count="5" meta:paragraph-count="72" meta:word-count="650" meta:character-count="4882"/>
  </office:meta>
</office:document-meta>
</file>